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unito Sans" svg:font-family="'Nunito San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a4aab3" style:font-name="Nunito Sans" fo:font-size="10.5pt" fo:letter-spacing="normal" fo:font-style="normal" fo:font-weight="normal"/>
    </style:style>
    <style:style style:name="T2" style:family="text">
      <style:text-properties fo:font-variant="normal" fo:text-transform="none" fo:color="#a4aab3" fo:font-size="10.5pt" fo:letter-spacing="normal" fo:font-style="normal" fo:font-weight="normal"/>
    </style:style>
    <style:style style:name="T3" style:family="text">
      <style:text-properties fo:font-variant="normal" fo:text-transform="none" fo:color="#a4aab3" style:font-name="Times New Roman" fo:font-size="10.5pt" fo:letter-spacing="normal" fo:font-style="normal" fo:font-weight="normal"/>
    </style:style>
    <style:style style:name="T4" style:family="text">
      <style:text-properties fo:font-variant="normal" fo:text-transform="none" fo:color="#a4aab3" style:font-name="Times New Roman" fo:letter-spacing="normal" fo:font-style="normal" fo:font-weight="normal"/>
    </style:style>
    <style:style style:name="T5" style:family="text">
      <style:text-properties fo:font-variant="normal" fo:text-transform="none" fo:color="#a4aab3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777777" style:text-line-through-style="none" style:font-name="Nunito Sans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777777" style:text-line-through-style="none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777777" style:text-line-through-style="none" style:font-name="Times New Roman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777777" style:text-line-through-style="none" style:font-name="Times New Roman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777777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2020 bingo.walbrzych.pl | Nasz serwis używa plików cookies. Korzystając dalej z serwisu, wyrażają Państwo zgodę na politykę </text:span><text:a xlink:type="simple" xlink:href="https://jtautocentrum.pl/polityka-prywatnosci" text:style-name="Internet_20_link" text:visited-style-name="Visited_20_Internet_20_Link">cookies</text:a><text:span text:style-name="T14"> Bingo Maciej Obuchowski</text:span><text:span text:style-name="T13"> z siedzibą w Wałbrzychu przy ul. Różewicza 10, 58-309 Wałbrzych, NIP: 899-250-63-90, REGON: 932975190</text:span><text:span text:style-name="T17"> </text:span></text:p>
      <text:p text:style-name="P2"><text:span text:style-name="T17">Wszystkie prawa zastrzeżone.</text:span></text:p>
      <text:p text:style-name="Standard"/>
      <text:p text:style-name="Standard"/>
      <text:p text:style-name="Standard">Pliki cookies</text:p>
      <text:p text:style-name="Standard"/>
      <text:p text:style-name="Standard"/>
      <text:list xml:id="list8061212481323015399" text:style-name="L1">
        <text:list-item>
          <text:p text:style-name="P1">Strona internetowa <text:a xlink:type="simple" xlink:href="http://www.bingo.walbrzych.pl/" text:style-name="Internet_20_link" text:visited-style-name="Visited_20_Internet_20_Link">www.bingo.walbrzych.pl</text:a> zbiera w sposób automatyczny tylko informacje zawarte w plikach cookies używanych przez system Google Analytics.</text:p>
        </text:list-item>
        <text:list-item>
          <text:p text:style-name="P1">Pliki cookies przechowywane są na użądzeniu końcowym użytkownika.</text:p>
        </text:list-item>
        <text:list-item>
          <text:p text:style-name="P1">Operator strony internetowej jest podmiotem zamieszczającym na użądzeniu końcowym użytkownika pliki cookies.</text:p>
        </text:list-item>
        <text:list-item>
          <text:p text:style-name="P1">Operator strony internetowej wykorzystuje pliki cookies w celu przygotowywania anonimowych statystyk pomagających poznać zachowania użytkowników.</text:p>
        </text:list-item>
        <text:list-item>
          <text:p text:style-name="P1">Strona internetowa wykorzystuje dwa rodzaje plików cookies tj. Sesyjne oraz stałe. <text:s/>Pliki sesyjne są przechowane do chwili opuszczenia strony internetowej. Pliki stałe przechowywane są na urządzeniu końcowym użytkownika do momentu samodzielnego usunięcia ich przez użytkownika lub wygaśnięcia czasu ich działania wynikającego z ustawień danych plików cookies.</text:p>
        </text:list-item>
        <text:list-item>
          <text:p text:style-name="P1">Uzytkownik może <text:s/>zmienić ustawienia swojej przeglądarki, aby zablokować obsługę plików cookies. Inne opcje ustawień plików cookies są dostępne w ustawieniach przeglądarki internetowej.</text:p>
        </text:list-item>
        <text:list-item>
          <text:p text:style-name="P1">Należy mieć na uwadzę, że większość przeglądarek internetowych posiada domyślnie ustawioną akceptację zapisu plików cookies na urządzeniu końcowym użytkownika.</text:p>
        </text:list-item>
        <text:list-item>
          <text:p text:style-name="P1">Pliki cookies z których korzysta strona internetowa mogą być udostępnione partnerom wspópracującym z Google Analytics.</text:p>
        </text:list-item>
        <text:list-item>
          <text:p text:style-name="P1">Informacje dotyczące ustawień przeglądarek internetowych dostępne są w ich menu ustawień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unito Sans" svg:font-family="'Nunito San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 </meta:initial-creator>
    <meta:creation-date>2020-09-02T11:41:34.06</meta:creation-date>
    <dc:date>2020-09-02T12:04:36.74</dc:date>
    <dc:creator>Luk </dc:creator>
    <meta:editing-duration>PT20M27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2" meta:word-count="215" meta:character-count="1698"/>
  </office:meta>
</office:document-meta>
</file>